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1sg</text:p>
          </table:table-cell>
          <table:table-cell office:value-type="string">
            <text:p>1pi</text:p>
          </table:table-cell>
          <table:table-cell office:value-type="string">
            <text:p>1pe</text:p>
          </table:table-cell>
          <table:table-cell office:value-type="string">
            <text:p>2sg</text:p>
          </table:table-cell>
          <table:table-cell office:value-type="string">
            <text:p>2p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sg</text:p>
          </table:table-cell>
          <table:table-cell table:style-name="ce1" table:number-columns-repeated="3"/>
          <table:table-cell office:value-type="string">
            <text:p>nɛndzɛ-dí-</text:p>
          </table:table-cell>
          <table:table-cell office:value-type="string">
            <text:p>andzɛ́-di-</text:p>
          </table:table-cell>
          <table:table-cell office:value-type="string">
            <text:p>hɔ̃́-di-</text:p>
          </table:table-cell>
        </table:table-row>
        <table:table-row table:style-name="ro1">
          <table:table-cell office:value-type="string">
            <text:p>1pi</text:p>
          </table:table-cell>
          <table:table-cell table:style-name="ce1" table:number-columns-repeated="5"/>
          <table:table-cell office:value-type="string">
            <text:p>?</text:p>
          </table:table-cell>
        </table:table-row>
        <table:table-row table:style-name="ro1">
          <table:table-cell office:value-type="string">
            <text:p>1pe</text:p>
          </table:table-cell>
          <table:table-cell table:style-name="ce1" table:number-columns-repeated="3"/>
          <table:table-cell office:value-type="string">
            <text:p>nɛndzɛ-nɔ̃́-</text:p>
          </table:table-cell>
          <table:table-cell office:value-type="string">
            <text:p>andzɛ́-nɔ̃́-</text:p>
          </table:table-cell>
          <table:table-cell office:value-type="string">
            <text:p>hɔ̃-nɔ̃́-</text:p>
          </table:table-cell>
        </table:table-row>
        <table:table-row table:style-name="ro1">
          <table:table-cell office:value-type="string">
            <text:p>2sg</text:p>
          </table:table-cell>
          <table:table-cell office:value-type="string">
            <text:p>tsʰɛ́-nɛ-</text:p>
          </table:table-cell>
          <table:table-cell table:style-name="ce1"/>
          <table:table-cell office:value-type="string">
            <text:p>wɛ́-nɛ-</text:p>
          </table:table-cell>
          <table:table-cell table:style-name="ce1" table:number-columns-repeated="2"/>
          <table:table-cell office:value-type="string">
            <text:p>hɔ́̃-nɛ-</text:p>
          </table:table-cell>
        </table:table-row>
        <table:table-row table:style-name="ro1">
          <table:table-cell office:value-type="string">
            <text:p>2pl</text:p>
          </table:table-cell>
          <table:table-cell office:value-type="string">
            <text:p>tsʰɛ-á-</text:p>
          </table:table-cell>
          <table:table-cell table:style-name="ce1"/>
          <table:table-cell office:value-type="string">
            <text:p>wɛ-á-</text:p>
          </table:table-cell>
          <table:table-cell table:style-name="ce1" table:number-columns-repeated="2"/>
          <table:table-cell office:value-type="string">
            <text:p>hɔ̃-á-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ɔ̃-tsʰɛ-</text:p>
          </table:table-cell>
          <table:table-cell office:value-type="string">
            <text:p>hɔ̃-'ɔ̃́ndzɛ</text:p>
          </table:table-cell>
          <table:table-cell office:value-type="string">
            <text:p>hɔ̃-nɔ́ndzɛ</text:p>
          </table:table-cell>
          <table:table-cell office:value-type="string">
            <text:p>hɔ̃-nɛ́ndzɛ-</text:p>
          </table:table-cell>
          <table:table-cell office:value-type="string">
            <text:p>hɔ̃-ándzɛ-</text:p>
          </table:table-cell>
          <table:table-cell office:value-type="string">
            <text:p>(hɔ̃dí) hɔ̃-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1sg</text:p>
          </table:table-cell>
          <table:table-cell office:value-type="string">
            <text:p>1pi</text:p>
          </table:table-cell>
          <table:table-cell office:value-type="string">
            <text:p>1pe</text:p>
          </table:table-cell>
          <table:table-cell office:value-type="string">
            <text:p>2sg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sg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>
            <text:p>1p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>
            <text:p>1pe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>
            <text:p>2sg</text:p>
          </table:table-cell>
          <table:table-cell/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1sg</text:p>
          </table:table-cell>
          <table:table-cell office:value-type="string">
            <text:p>di-</text:p>
          </table:table-cell>
          <table:table-cell office:value-type="string">
            <text:p>do-</text:p>
          </table:table-cell>
          <table:table-cell office:value-type="string">
            <text:p>di</text:p>
          </table:table-cell>
          <table:table-cell office:value-type="string">
            <text:p>tsʰɛ-</text:p>
          </table:table-cell>
          <table:table-cell table:number-columns-repeated="2"/>
        </table:table-row>
        <table:table-row table:style-name="ro1">
          <table:table-cell office:value-type="string">
            <text:p>1pi</text:p>
          </table:table-cell>
          <table:table-cell table:number-columns-repeated="2" office:value-type="string">
            <text:p>ɔ̃-</text:p>
          </table:table-cell>
          <table:table-cell office:value-type="string">
            <text:p>ɔ̃dí</text:p>
          </table:table-cell>
          <table:table-cell office:value-type="string">
            <text:p>ɔndzɛ</text:p>
          </table:table-cell>
          <table:table-cell table:number-columns-repeated="2"/>
        </table:table-row>
        <table:table-row table:style-name="ro1">
          <table:table-cell office:value-type="string">
            <text:p>1pe</text:p>
          </table:table-cell>
          <table:table-cell table:number-columns-repeated="2" office:value-type="string">
            <text:p>nɔ̃-</text:p>
          </table:table-cell>
          <table:table-cell office:value-type="string">
            <text:p>nɔ̃di</text:p>
          </table:table-cell>
          <table:table-cell office:value-type="string">
            <text:p>nɔndzɛ</text:p>
          </table:table-cell>
          <table:table-cell table:number-columns-repeated="2"/>
        </table:table-row>
        <table:table-row table:style-name="ro1">
          <table:table-cell office:value-type="string">
            <text:p>2sg</text:p>
          </table:table-cell>
          <table:table-cell office:value-type="string">
            <text:p>nɛ-</text:p>
          </table:table-cell>
          <table:table-cell office:value-type="string">
            <text:p>yo-</text:p>
          </table:table-cell>
          <table:table-cell office:value-type="string">
            <text:p>tsɛ</text:p>
          </table:table-cell>
          <table:table-cell office:value-type="string">
            <text:p>nɛndzɛ-</text:p>
          </table:table-cell>
          <table:table-cell table:number-columns-repeated="2"/>
        </table:table-row>
        <table:table-row table:style-name="ro1">
          <table:table-cell office:value-type="string">
            <text:p>2pl</text:p>
          </table:table-cell>
          <table:table-cell office:value-type="string">
            <text:p>a-</text:p>
          </table:table-cell>
          <table:table-cell office:value-type="string">
            <text:p>áyo-</text:p>
          </table:table-cell>
          <table:table-cell office:value-type="string">
            <text:p>ádzɛ</text:p>
          </table:table-cell>
          <table:table-cell office:value-type="string">
            <text:p>andzɛ-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hɔ̃-</text:p>
          </table:table-cell>
          <table:table-cell office:value-type="string">
            <text:p>hɔ̃dí</text:p>
          </table:table-cell>
          <table:table-cell office:value-type="string">
            <text:p>hɔ̃-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1/04/2016</text:date>, <text:time>12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1T11:56:52.07</meta:creation-date>
    <dc:date>2016-04-01T12:17:08.19</dc:date>
    <meta:editing-duration>PT00H20M25S</meta:editing-duration>
    <meta:editing-cycles>3</meta:editing-cycles>
    <meta:generator>OpenOffice.org/3.0$Win32 OpenOffice.org_project/300m15$Build-9379</meta:generator>
    <meta:document-statistic meta:table-count="3" meta:cell-count="71" meta:object-count="0"/>
  </office:meta>
</office:document-meta>
</file>